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2c56" officeooo:paragraph-rsid="000e2c56"/>
    </style:style>
    <style:style style:name="T1" style:family="text">
      <style:text-properties officeooo:rsid="000e2c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DECLARE<text:line-break/>EMP_NO_E VARCHAR(4):='7654';<text:line-break/>APELLIDO_E VARCHAR(30);<text:line-break/>OFICIO_E VARCHAR(40);<text:line-break/>DIR_E VARCHAR(4);<text:line-break/>FECHA_ALT_E DATE;<text:line-break/>SALARIO_E FLOAT;<text:line-break/>COMISION_E FLOAT;<text:line-break/>DEPT_NO_E VARCHAR(2);<text:line-break/>BEGIN<text:line-break/>SELECT APELLIDO, OFICIO, DIR, FECHA_ALT, SALARIO, COMISION, DEPT_NO INTO<text:line-break/> <text:s text:c="3"/>APELLIDO_E, OFICIO_E, DIR_E, FECHA_ALT_E, SALARIO_E, COMISION_E, DEPT_NO_E FROM EMPLE WHERE EMP_NO = EMP_NO_E;<text:line-break/>DBMS_OUTPUT.PUT_LINE(APELLIDO_E||' '||OFICIO_E||' '||DIR_E||' '||FECHA_ALT_E||' '||SALARIO_E||' '||COMISION_E||' '||DEPT_NO_E);<text:line-break/>END;</text:p>
      <text:p text:style-name="P1"/>
      <text:p text:style-name="P1">2)</text:p>
      <text:p text:style-name="P1">CREATE OR REPLACE PROCEDURE EJ2 (EMP_NO VARCHAR)<text:line-break/>AS <text:line-break/>NUM VARCHAR(4):=EMP_NO;<text:line-break/><text:line-break/>APELLIDO_E VARCHAR(30);<text:line-break/>OFICIO_E VARCHAR(40);<text:line-break/>DIR_E VARCHAR(4);<text:line-break/>FECHA_ALT_E DATE;<text:line-break/>SALARIO_E FLOAT;<text:line-break/>COMISION_E FLOAT;<text:line-break/>DEPT_NO_E VARCHAR(2);<text:line-break/>BEGIN<text:line-break/>SELECT APELLIDO, OFICIO, DIR, FECHA_ALT, SALARIO, COMISION, DEPT_NO INTO<text:line-break/> <text:s text:c="3"/>APELLIDO_E, OFICIO_E, DIR_E, FECHA_ALT_E, SALARIO_E, COMISION_E, DEPT_NO_E FROM EMPLE WHERE EMP_NO = NUM;<text:line-break/>DBMS_OUTPUT.PUT_LINE(APELLIDO_E||' '||OFICIO_E||' '||DIR_E||' '||FECHA_ALT_E||' '||SALARIO_E||' '||COMISION_E||' '||DEPT_NO_E);<text:line-break/>END EJ2;</text:p>
      <text:p text:style-name="P1"/>
      <text:p text:style-name="P1">3)</text:p>
      <text:p text:style-name="P1">create or replace function EJ3(NUM_DEP VARCHAR)<text:line-break/>RETURN NUMBER<text:line-break/>-- AS = DECLARE<text:line-break/>AS<text:line-break/>CANT NUMBER;<text:line-break/><text:line-break/>BEGIN<text:line-break/>SELECT COUNT(*) INTO CANT FROM EMPLE WHERE DEPT_NO = NUM_DEP GROUP BY DEPT_NO;<text:line-break/>RETURN CANT;<text:line-break/>END EJ3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8T13:57:41.243000000</meta:creation-date>
    <dc:date>2024-04-18T14:24:35.108000000</dc:date>
    <meta:editing-duration>PT26M54S</meta:editing-duration>
    <meta:editing-cycles>1</meta:editing-cycles>
    <meta:document-statistic meta:table-count="0" meta:image-count="0" meta:object-count="0" meta:page-count="1" meta:paragraph-count="5" meta:word-count="139" meta:character-count="1251" meta:non-whitespace-character-count="1106"/>
    <meta:generator>LibreOffice/7.6.0.3$Windows_X86_64 LibreOffice_project/69edd8b8ebc41d00b4de3915dc82f8f0fc3b6265</meta:generator>
  </office:meta>
</office:document-meta>
</file>